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9add" officeooo:paragraph-rsid="00129ad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4212f"/>
    </style:style>
    <style:style style:name="T4" style:family="text">
      <style:text-properties style:text-underline-style="none" officeooo:rsid="0014212f" fo:background-color="#ffff00" loext:char-shading-value="0"/>
    </style:style>
    <style:style style:name="T5" style:family="text">
      <style:text-properties style:text-underline-style="none" officeooo:rsid="0014212f" fo:background-color="#ffff00" loext:char-shading-value="0"/>
    </style:style>
    <style:style style:name="T6" style:family="text">
      <style:text-properties style:text-underline-style="none" officeooo:rsid="0014212f" fo:background-color="#0000ff" loext:char-shading-value="0"/>
    </style:style>
    <style:style style:name="T7" style:family="text">
      <style:text-properties style:text-underline-style="none" officeooo:rsid="0014212f" fo:background-color="#00ffff" loext:char-shading-value="0"/>
    </style:style>
    <style:style style:name="T8" style:family="text">
      <style:text-properties officeooo:rsid="0014212f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14212f" fo:background-color="#ffff00" loext:char-shading-value="0"/>
    </style:style>
    <style:style style:name="T11" style:family="text">
      <style:text-properties officeooo:rsid="0014212f" fo:background-color="#ffff00" loext:char-shading-value="0"/>
    </style:style>
    <style:style style:name="T12" style:family="text">
      <style:text-properties fo:background-color="#ffff00" loext:char-shading-value="0"/>
    </style:style>
    <style:style style:name="T13" style:family="text">
      <style:text-properties fo:background-color="#00ffff" loext:char-shading-value="0"/>
    </style:style>
    <style:style style:name="T14" style:family="text">
      <style:text-properties officeooo:rsid="0014212f" fo:background-color="#00ffff" loext:char-shading-value="0"/>
    </style:style>
    <style:style style:name="T15" style:family="text">
      <style:text-properties officeooo:rsid="0014212f" fo:background-color="#00ffff" loext:char-shading-value="0"/>
    </style:style>
    <style:style style:name="T16" style:family="text">
      <style:text-properties fo:background-color="#00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IPv4</text:h>
      <text:p text:style-name="P1"><text:tab/><text:span text:style-name="T1">Clases</text:span><text:span text:style-name="T2"><text:tab/><text:tab/><text:tab/><text:tab/><text:tab/></text:span><text:span text:style-name="T5">red </text:span><text:span text:style-name="T3"><text:s text:c="6"/></text:span><text:span text:style-name="T7">host</text:span></text:p>
      <text:p text:style-name="P1"><text:tab/> <text:s text:c="5"/>Primeros bits</text:p>
      <text:p text:style-name="P1"><text:tab/>A <text:s text:c="6"/><text:span text:style-name="T12">0</text:span><text:span text:style-name="T11">xxx.</text:span><text:span text:style-name="T15">xxxx.xxxx.xxxx</text:span> <text:s text:c="7"/>/8 (mascara) → 255.0.0.0 (8 primeros bits para definir a <text:tab/><text:tab/><text:tab/><text:tab/><text:tab/><text:tab/><text:tab/><text:tab/>rede e os outros o nodo)</text:p>
      <text:p text:style-name="P1"><text:tab/><text:tab/>0-127 <text:s/><text:tab/> <text:s text:c="4"/>permite 128 redes e 2²⁴ - 2 = 16 771 216 – 2 nodos</text:p>
      <text:p text:style-name="P1"/>
      <text:p text:style-name="P1"><text:tab/>B <text:s text:c="5"/><text:span text:style-name="T12">10</text:span><text:span text:style-name="T11">xx.xxxx.</text:span><text:span text:style-name="T15">xxxx.xxxx</text:span><text:span text:style-name="T16"> </text:span><text:s text:c="5"/>/16 (máscara) → 255.255.0.0</text:p>
      <text:p text:style-name="P1"><text:tab/> <text:s text:c="4"/>128-191 <text:s text:c="8"/>permite 2¹⁴=16 384 redes e 2¹⁶-2=65 536 - 2 nodos</text:p>
      <text:p text:style-name="P1"/>
      <text:p text:style-name="P1"><text:tab/>C <text:s text:c="4"/><text:span text:style-name="T12">110</text:span><text:span text:style-name="T11">x.xxxx.xxxx.</text:span><text:span text:style-name="T15">xxxx</text:span><text:tab/>/24(mascara) → 255.255.255.0</text:p>
      <text:p text:style-name="P1"><text:tab/> <text:s text:c="4"/>19<text:span text:style-name="T8">2</text:span>-<text:span text:style-name="T8">223</text:span> <text:s text:c="10"/>permite 2²¹=2 097 152 redes e 2⁸-2=256 - 2 nodos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12:33:33.375614124</meta:creation-date>
    <meta:generator>LibreOffice/7.3.7.2$Linux_X86_64 LibreOffice_project/30$Build-2</meta:generator>
    <dc:date>2023-01-10T14:16:54.484995459</dc:date>
    <meta:editing-duration>PT8M20S</meta:editing-duration>
    <meta:editing-cycles>1</meta:editing-cycles>
    <meta:document-statistic meta:table-count="0" meta:image-count="0" meta:object-count="0" meta:page-count="1" meta:paragraph-count="9" meta:word-count="84" meta:character-count="498" meta:non-whitespace-character-count="340"/>
  </office:meta>
</office:document-meta>
</file>